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2" style:family="table-cell" style:parent-style-name="Default" style:data-style-name="N1">
      <style:table-cell-properties style:text-align-source="fix" style:repeat-content="false" fo:border="0.018cm solid #000000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fo:border="0.018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style:font-name="Arial1"/>
    </style:style>
    <style:style style:name="ce5" style:family="table-cell" style:parent-style-name="Default" style:data-style-name="N108">
      <style:table-cell-properties style:text-align-source="fix" style:repeat-content="false" fo:border="0.018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7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  <style:text-properties style:font-name="Arial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8">
      <style:table-cell-properties fo:border="0.018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, мА</text:p>
          </table:table-cell>
          <table:table-cell table:style-name="ce3" office:value-type="string">
            <text:p>U, В</text:p>
          </table:table-cell>
          <table:table-cell table:style-name="ce1" office:value-type="string">
            <text:p>R, Ом</text:p>
          </table:table-cell>
          <table:table-cell table:style-name="ce1" office:value-type="string">
            <text:p>Р, мВт</text:p>
          </table:table-cell>
          <table:table-cell table:style-name="ce4" office:value-type="string">
            <text:p>η, %</text:p>
          </table:table-cell>
          <table:table-cell table:style-name="ce6" office:value-type="string">
            <text:p>ε(из графика), В</text:p>
          </table:table-cell>
          <table:table-cell table:style-name="ce6" office:value-type="string">
            <text:p>ε(вольтметр), В</text:p>
          </table:table-cell>
          <table:table-cell table:style-name="ce1" office:value-type="string">
            <text:p>ΔR, Ом</text:p>
          </table:table-cell>
          <table:table-cell table:style-name="ce1" office:value-type="string">
            <text:p>ΔР, мВт</text:p>
          </table:table-cell>
          <table:table-cell table:style-name="ce4" office:value-type="string">
            <text:p>Δη, %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3" office:value-type="float" office:value="2.63">
            <text:p>2,63</text:p>
          </table:table-cell>
          <table:table-cell table:style-name="ce2" table:formula="of:=[.B2]*1000/[.A2]" office:value-type="float" office:value="82.1875">
            <text:p>82</text:p>
          </table:table-cell>
          <table:table-cell table:style-name="ce2" table:formula="of:=[.A2]*[.B2]" office:value-type="float" office:value="84.16">
            <text:p>84</text:p>
          </table:table-cell>
          <table:table-cell table:style-name="ce5" table:formula="of:=100*[.B2]/[.$F$2]" office:value-type="float" office:value="98.0245993291092">
            <text:p>98,0</text:p>
          </table:table-cell>
          <table:table-cell table:style-name="ce7" office:value-type="float" office:value="2.683">
            <text:p>2,683</text:p>
          </table:table-cell>
          <table:table-cell table:style-name="ce7" office:value-type="float" office:value="2.69">
            <text:p>2,69</text:p>
          </table:table-cell>
          <table:table-cell table:style-name="ce5" table:formula="of:=[.C2]*SQRT(([.$F$4]/[.B2])^2+([.$G$4]/[.A2])^2)" office:value-type="float" office:value="0.404500863771023">
            <text:p>0,4</text:p>
          </table:table-cell>
          <table:table-cell table:style-name="ce10" table:formula="of:=[.D2]*SQRT(([.$F$4]/[.B2])^2+([.$G$4]/[.A2])^2)" office:value-type="float" office:value="0.414208884501528">
            <text:p>0,4</text:p>
          </table:table-cell>
          <table:table-cell table:style-name="ce10" table:formula="of:=[.E2]*SQRT(([.$F$4]/[.$F$2])^2+([.$F$4]/[.B2])^2)" office:value-type="float" office:value="0.521921371081667">
            <text:p>0,5</text:p>
          </table:table-cell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3" office:value-type="float" office:value="2.62">
            <text:p>2,62</text:p>
          </table:table-cell>
          <table:table-cell table:style-name="ce2" table:formula="of:=[.B3]*1000/[.A3]" office:value-type="float" office:value="68.9473684210526">
            <text:p>69</text:p>
          </table:table-cell>
          <table:table-cell table:style-name="ce2" table:formula="of:=[.A3]*[.B3]" office:value-type="float" office:value="99.56">
            <text:p>100</text:p>
          </table:table-cell>
          <table:table-cell table:style-name="ce5" table:formula="of:=100*[.B3]/[.$F$2]" office:value-type="float" office:value="97.651882221394">
            <text:p>97,7</text:p>
          </table:table-cell>
          <table:table-cell table:style-name="ce8" office:value-type="string">
            <text:p>ΔUпр, В</text:p>
          </table:table-cell>
          <table:table-cell table:style-name="ce8" office:value-type="string">
            <text:p>ΔIпр, мА</text:p>
          </table:table-cell>
          <table:table-cell table:style-name="ce5" table:formula="of:=[.C3]*SQRT(([.$F$4]/[.B3])^2+([.$G$4]/[.A3])^2)" office:value-type="float" office:value="0.319644665207734">
            <text:p>0,3</text:p>
          </table:table-cell>
          <table:table-cell table:style-name="ce10" table:formula="of:=[.D3]*SQRT(([.$F$4]/[.B3])^2+([.$G$4]/[.A3])^2)" office:value-type="float" office:value="0.461566896559968">
            <text:p>0,5</text:p>
          </table:table-cell>
          <table:table-cell table:style-name="ce10" table:formula="of:=[.E3]*SQRT(([.$F$4]/[.$F$2])^2+([.$F$4]/[.B3])^2)" office:value-type="float" office:value="0.520949864104534">
            <text:p>0,5</text:p>
          </table:table-cell>
        </table:table-row>
        <table:table-row table:style-name="ro1">
          <table:table-cell table:style-name="ce2" office:value-type="float" office:value="43.3">
            <text:p>43</text:p>
          </table:table-cell>
          <table:table-cell table:style-name="ce3" office:value-type="float" office:value="2.61">
            <text:p>2,61</text:p>
          </table:table-cell>
          <table:table-cell table:style-name="ce2" table:formula="of:=[.B4]*1000/[.A4]" office:value-type="float" office:value="60.2771362586605">
            <text:p>60</text:p>
          </table:table-cell>
          <table:table-cell table:style-name="ce2" table:formula="of:=[.A4]*[.B4]" office:value-type="float" office:value="113.013">
            <text:p>113</text:p>
          </table:table-cell>
          <table:table-cell table:style-name="ce5" table:formula="of:=100*[.B4]/[.$F$2]" office:value-type="float" office:value="97.2791651136787">
            <text:p>97,3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.1">
            <text:p>0,1</text:p>
          </table:table-cell>
          <table:table-cell table:style-name="ce5" table:formula="of:=[.C4]*SQRT(([.$F$4]/[.B4])^2+([.$G$4]/[.A4])^2)" office:value-type="float" office:value="0.269657887204584">
            <text:p>0,3</text:p>
          </table:table-cell>
          <table:table-cell table:style-name="ce10" table:formula="of:=[.D4]*SQRT(([.$F$4]/[.B4])^2+([.$G$4]/[.A4])^2)" office:value-type="float" office:value="0.505578876141003">
            <text:p>0,5</text:p>
          </table:table-cell>
          <table:table-cell table:style-name="ce10" table:formula="of:=[.E4]*SQRT(([.$F$4]/[.$F$2])^2+([.$F$4]/[.B4])^2)" office:value-type="float" office:value="0.519980253349874">
            <text:p>0,5</text:p>
          </table:table-cell>
        </table:table-row>
        <table:table-row table:style-name="ro1">
          <table:table-cell table:style-name="ce2" office:value-type="float" office:value="48.6">
            <text:p>49</text:p>
          </table:table-cell>
          <table:table-cell table:style-name="ce3" office:value-type="float" office:value="2.6">
            <text:p>2,60</text:p>
          </table:table-cell>
          <table:table-cell table:style-name="ce2" table:formula="of:=[.B5]*1000/[.A5]" office:value-type="float" office:value="53.4979423868313">
            <text:p>53</text:p>
          </table:table-cell>
          <table:table-cell table:style-name="ce2" table:formula="of:=[.A5]*[.B5]" office:value-type="float" office:value="126.36">
            <text:p>126</text:p>
          </table:table-cell>
          <table:table-cell table:style-name="ce5" table:formula="of:=100*[.B5]/[.$F$2]" office:value-type="float" office:value="96.9064480059635">
            <text:p>96,9</text:p>
          </table:table-cell>
          <table:table-cell table:style-name="ce9"/>
          <table:table-cell/>
          <table:table-cell table:style-name="ce5" table:formula="of:=[.C5]*SQRT(([.$F$4]/[.B5])^2+([.$G$4]/[.A5])^2)" office:value-type="float" office:value="0.23335573955267">
            <text:p>0,2</text:p>
          </table:table-cell>
          <table:table-cell table:style-name="ce10" table:formula="of:=[.D5]*SQRT(([.$F$4]/[.B5])^2+([.$G$4]/[.A5])^2)" office:value-type="float" office:value="0.551176922593826">
            <text:p>0,6</text:p>
          </table:table-cell>
          <table:table-cell table:style-name="ce10" table:formula="of:=[.E5]*SQRT(([.$F$4]/[.$F$2])^2+([.$F$4]/[.B5])^2)" office:value-type="float" office:value="0.51901254944516">
            <text:p>0,5</text:p>
          </table:table-cell>
        </table:table-row>
        <table:table-row table:style-name="ro1">
          <table:table-cell table:style-name="ce2" office:value-type="float" office:value="58.6">
            <text:p>59</text:p>
          </table:table-cell>
          <table:table-cell table:style-name="ce3" office:value-type="float" office:value="2.59">
            <text:p>2,59</text:p>
          </table:table-cell>
          <table:table-cell table:style-name="ce2" table:formula="of:=[.B6]*1000/[.A6]" office:value-type="float" office:value="44.19795221843">
            <text:p>44</text:p>
          </table:table-cell>
          <table:table-cell table:style-name="ce2" table:formula="of:=[.A6]*[.B6]" office:value-type="float" office:value="151.774">
            <text:p>152</text:p>
          </table:table-cell>
          <table:table-cell table:style-name="ce5" table:formula="of:=100*[.B6]/[.$F$2]" office:value-type="float" office:value="96.5337308982482">
            <text:p>96,5</text:p>
          </table:table-cell>
          <table:table-cell table:style-name="ce9"/>
          <table:table-cell/>
          <table:table-cell table:style-name="ce5" table:formula="of:=[.C6]*SQRT(([.$F$4]/[.B6])^2+([.$G$4]/[.A6])^2)" office:value-type="float" office:value="0.186573166225819">
            <text:p>0,2</text:p>
          </table:table-cell>
          <table:table-cell table:style-name="ce10" table:formula="of:=[.D6]*SQRT(([.$F$4]/[.B6])^2+([.$G$4]/[.A6])^2)" office:value-type="float" office:value="0.640684789892815">
            <text:p>0,6</text:p>
          </table:table-cell>
          <table:table-cell table:style-name="ce10" table:formula="of:=[.E6]*SQRT(([.$F$4]/[.$F$2])^2+([.$F$4]/[.B6])^2)" office:value-type="float" office:value="0.518046763076298">
            <text:p>0,5</text:p>
          </table:table-cell>
        </table:table-row>
        <table:table-row table:style-name="ro1">
          <table:table-cell table:style-name="ce2" office:value-type="float" office:value="61.9">
            <text:p>62</text:p>
          </table:table-cell>
          <table:table-cell table:style-name="ce3" office:value-type="float" office:value="2.58">
            <text:p>2,58</text:p>
          </table:table-cell>
          <table:table-cell table:style-name="ce2" table:formula="of:=[.B7]*1000/[.A7]" office:value-type="float" office:value="41.6801292407108">
            <text:p>42</text:p>
          </table:table-cell>
          <table:table-cell table:style-name="ce2" table:formula="of:=[.A7]*[.B7]" office:value-type="float" office:value="159.702">
            <text:p>160</text:p>
          </table:table-cell>
          <table:table-cell table:style-name="ce5" table:formula="of:=100*[.B7]/[.$F$2]" office:value-type="float" office:value="96.161013790533">
            <text:p>96,2</text:p>
          </table:table-cell>
          <table:table-cell table:number-columns-repeated="2"/>
          <table:table-cell table:style-name="ce5" table:formula="of:=[.C7]*SQRT(([.$F$4]/[.B7])^2+([.$G$4]/[.A7])^2)" office:value-type="float" office:value="0.175021828690061">
            <text:p>0,2</text:p>
          </table:table-cell>
          <table:table-cell table:style-name="ce10" table:formula="of:=[.D7]*SQRT(([.$F$4]/[.B7])^2+([.$G$4]/[.A7])^2)" office:value-type="float" office:value="0.670615389027123">
            <text:p>0,7</text:p>
          </table:table-cell>
          <table:table-cell table:style-name="ce10" table:formula="of:=[.E7]*SQRT(([.$F$4]/[.$F$2])^2+([.$F$4]/[.B7])^2)" office:value-type="float" office:value="0.517082904987775">
            <text:p>0,5</text:p>
          </table:table-cell>
        </table:table-row>
        <table:table-row table:style-name="ro1">
          <table:table-cell table:style-name="ce2" office:value-type="float" office:value="64.5">
            <text:p>65</text:p>
          </table:table-cell>
          <table:table-cell table:style-name="ce3" office:value-type="float" office:value="2.57">
            <text:p>2,57</text:p>
          </table:table-cell>
          <table:table-cell table:style-name="ce2" table:formula="of:=[.B8]*1000/[.A8]" office:value-type="float" office:value="39.8449612403101">
            <text:p>40</text:p>
          </table:table-cell>
          <table:table-cell table:style-name="ce2" table:formula="of:=[.A8]*[.B8]" office:value-type="float" office:value="165.765">
            <text:p>166</text:p>
          </table:table-cell>
          <table:table-cell table:style-name="ce5" table:formula="of:=100*[.B8]/[.$F$2]" office:value-type="float" office:value="95.7882966828177">
            <text:p>95,8</text:p>
          </table:table-cell>
          <table:table-cell table:number-columns-repeated="2"/>
          <table:table-cell table:style-name="ce5" table:formula="of:=[.C8]*SQRT(([.$F$4]/[.B8])^2+([.$G$4]/[.A8])^2)" office:value-type="float" office:value="0.166892732467811">
            <text:p>0,2</text:p>
          </table:table-cell>
          <table:table-cell table:style-name="ce10" table:formula="of:=[.D8]*SQRT(([.$F$4]/[.B8])^2+([.$G$4]/[.A8])^2)" office:value-type="float" office:value="0.694315490249209">
            <text:p>0,7</text:p>
          </table:table-cell>
          <table:table-cell table:style-name="ce10" table:formula="of:=[.E8]*SQRT(([.$F$4]/[.$F$2])^2+([.$F$4]/[.B8])^2)" office:value-type="float" office:value="0.516120985982804">
            <text:p>0,5</text:p>
          </table:table-cell>
        </table:table-row>
        <table:table-row table:style-name="ro1">
          <table:table-cell table:style-name="ce2" office:value-type="float" office:value="71.3">
            <text:p>71</text:p>
          </table:table-cell>
          <table:table-cell table:style-name="ce3" office:value-type="float" office:value="2.56">
            <text:p>2,56</text:p>
          </table:table-cell>
          <table:table-cell table:style-name="ce2" table:formula="of:=[.B9]*1000/[.A9]" office:value-type="float" office:value="35.9046283309958">
            <text:p>36</text:p>
          </table:table-cell>
          <table:table-cell table:style-name="ce2" table:formula="of:=[.A9]*[.B9]" office:value-type="float" office:value="182.528">
            <text:p>183</text:p>
          </table:table-cell>
          <table:table-cell table:style-name="ce5" table:formula="of:=100*[.B9]/[.$F$2]" office:value-type="float" office:value="95.4155795751025">
            <text:p>95,4</text:p>
          </table:table-cell>
          <table:table-cell table:number-columns-repeated="2"/>
          <table:table-cell table:style-name="ce5" table:formula="of:=[.C9]*SQRT(([.$F$4]/[.B9])^2+([.$G$4]/[.A9])^2)" office:value-type="float" office:value="0.149018759742238">
            <text:p>0,1</text:p>
          </table:table-cell>
          <table:table-cell table:style-name="ce10" table:formula="of:=[.D9]*SQRT(([.$F$4]/[.B9])^2+([.$G$4]/[.A9])^2)" office:value-type="float" office:value="0.757565178714017">
            <text:p>0,8</text:p>
          </table:table-cell>
          <table:table-cell table:style-name="ce10" table:formula="of:=[.E9]*SQRT(([.$F$4]/[.$F$2])^2+([.$F$4]/[.B9])^2)" office:value-type="float" office:value="0.515161016923473">
            <text:p>0,5</text:p>
          </table:table-cell>
        </table:table-row>
        <table:table-row table:style-name="ro1">
          <table:table-cell table:style-name="ce2" office:value-type="float" office:value="81.4">
            <text:p>81</text:p>
          </table:table-cell>
          <table:table-cell table:style-name="ce3" office:value-type="float" office:value="2.55">
            <text:p>2,55</text:p>
          </table:table-cell>
          <table:table-cell table:style-name="ce2" table:formula="of:=[.B10]*1000/[.A10]" office:value-type="float" office:value="31.3267813267813">
            <text:p>31</text:p>
          </table:table-cell>
          <table:table-cell table:style-name="ce2" table:formula="of:=[.A10]*[.B10]" office:value-type="float" office:value="207.57">
            <text:p>208</text:p>
          </table:table-cell>
          <table:table-cell table:style-name="ce5" table:formula="of:=100*[.B10]/[.$F$2]" office:value-type="float" office:value="95.0428624673873">
            <text:p>95,0</text:p>
          </table:table-cell>
          <table:table-cell table:number-columns-repeated="2"/>
          <table:table-cell table:style-name="ce5" table:formula="of:=[.C10]*SQRT(([.$F$4]/[.B10])^2+([.$G$4]/[.A10])^2)" office:value-type="float" office:value="0.128737123974285">
            <text:p>0,1</text:p>
          </table:table-cell>
          <table:table-cell table:style-name="ce10" table:formula="of:=[.D10]*SQRT(([.$F$4]/[.B10])^2+([.$G$4]/[.A10])^2)" office:value-type="float" office:value="0.853007033968654">
            <text:p>0,9</text:p>
          </table:table-cell>
          <table:table-cell table:style-name="ce10" table:formula="of:=[.E10]*SQRT(([.$F$4]/[.$F$2])^2+([.$F$4]/[.B10])^2)" office:value-type="float" office:value="0.514203008730883">
            <text:p>0,5</text:p>
          </table:table-cell>
        </table:table-row>
        <table:table-row table:style-name="ro1">
          <table:table-cell table:style-name="ce2" office:value-type="float" office:value="86.6">
            <text:p>87</text:p>
          </table:table-cell>
          <table:table-cell table:style-name="ce3" office:value-type="float" office:value="2.54">
            <text:p>2,54</text:p>
          </table:table-cell>
          <table:table-cell table:style-name="ce2" table:formula="of:=[.B11]*1000/[.A11]" office:value-type="float" office:value="29.3302540415704">
            <text:p>29</text:p>
          </table:table-cell>
          <table:table-cell table:style-name="ce2" table:formula="of:=[.A11]*[.B11]" office:value-type="float" office:value="219.964">
            <text:p>220</text:p>
          </table:table-cell>
          <table:table-cell table:style-name="ce5" table:formula="of:=100*[.B11]/[.$F$2]" office:value-type="float" office:value="94.670145359672">
            <text:p>94,7</text:p>
          </table:table-cell>
          <table:table-cell table:number-columns-repeated="2"/>
          <table:table-cell table:style-name="ce5" table:formula="of:=[.C11]*SQRT(([.$F$4]/[.B11])^2+([.$G$4]/[.A11])^2)" office:value-type="float" office:value="0.120337863118805">
            <text:p>0,1</text:p>
          </table:table-cell>
          <table:table-cell table:style-name="ce10" table:formula="of:=[.D11]*SQRT(([.$F$4]/[.B11])^2+([.$G$4]/[.A11])^2)" office:value-type="float" office:value="0.902481024731268">
            <text:p>0,9</text:p>
          </table:table-cell>
          <table:table-cell table:style-name="ce10" table:formula="of:=[.E11]*SQRT(([.$F$4]/[.$F$2])^2+([.$F$4]/[.B11])^2)" office:value-type="float" office:value="0.513246972385282">
            <text:p>0,5</text:p>
          </table:table-cell>
        </table:table-row>
        <table:table-row table:style-name="ro1">
          <table:table-cell table:style-name="ce2" office:value-type="float" office:value="90.9">
            <text:p>91</text:p>
          </table:table-cell>
          <table:table-cell table:style-name="ce3" office:value-type="float" office:value="2.53">
            <text:p>2,53</text:p>
          </table:table-cell>
          <table:table-cell table:style-name="ce2" table:formula="of:=[.B12]*1000/[.A12]" office:value-type="float" office:value="27.8327832783278">
            <text:p>28</text:p>
          </table:table-cell>
          <table:table-cell table:style-name="ce2" table:formula="of:=[.A12]*[.B12]" office:value-type="float" office:value="229.977">
            <text:p>230</text:p>
          </table:table-cell>
          <table:table-cell table:style-name="ce5" table:formula="of:=100*[.B12]/[.$F$2]" office:value-type="float" office:value="94.2974282519568">
            <text:p>94,3</text:p>
          </table:table-cell>
          <table:table-cell table:number-columns-repeated="2"/>
          <table:table-cell table:style-name="ce5" table:formula="of:=[.C12]*SQRT(([.$F$4]/[.B12])^2+([.$G$4]/[.A12])^2)" office:value-type="float" office:value="0.114192605225077">
            <text:p>0,1</text:p>
          </table:table-cell>
          <table:table-cell table:style-name="ce10" table:formula="of:=[.D12]*SQRT(([.$F$4]/[.B12])^2+([.$G$4]/[.A12])^2)" office:value-type="float" office:value="0.94355180037982">
            <text:p>0,9</text:p>
          </table:table-cell>
          <table:table-cell table:style-name="ce10" table:formula="of:=[.E12]*SQRT(([.$F$4]/[.$F$2])^2+([.$F$4]/[.B12])^2)" office:value-type="float" office:value="0.512292918926198">
            <text:p>0,5</text:p>
          </table:table-cell>
        </table:table-row>
        <table:table-row table:style-name="ro1">
          <table:table-cell table:style-name="ce2" office:value-type="float" office:value="96.8">
            <text:p>97</text:p>
          </table:table-cell>
          <table:table-cell table:style-name="ce3" office:value-type="float" office:value="2.52">
            <text:p>2,52</text:p>
          </table:table-cell>
          <table:table-cell table:style-name="ce2" table:formula="of:=[.B13]*1000/[.A13]" office:value-type="float" office:value="26.0330578512397">
            <text:p>26</text:p>
          </table:table-cell>
          <table:table-cell table:style-name="ce2" table:formula="of:=[.A13]*[.B13]" office:value-type="float" office:value="243.936">
            <text:p>244</text:p>
          </table:table-cell>
          <table:table-cell table:style-name="ce5" table:formula="of:=100*[.B13]/[.$F$2]" office:value-type="float" office:value="93.9247111442415">
            <text:p>93,9</text:p>
          </table:table-cell>
          <table:table-cell table:number-columns-repeated="2"/>
          <table:table-cell table:style-name="ce5" table:formula="of:=[.C13]*SQRT(([.$F$4]/[.B13])^2+([.$G$4]/[.A13])^2)" office:value-type="float" office:value="0.106749022987799">
            <text:p>0,1</text:p>
          </table:table-cell>
          <table:table-cell table:style-name="ce10" table:formula="of:=[.D13]*SQRT(([.$F$4]/[.B13])^2+([.$G$4]/[.A13])^2)" office:value-type="float" office:value="1.0002639651612">
            <text:p>1,0</text:p>
          </table:table-cell>
          <table:table-cell table:style-name="ce10" table:formula="of:=[.E13]*SQRT(([.$F$4]/[.$F$2])^2+([.$F$4]/[.B13])^2)" office:value-type="float" office:value="0.511340859452566">
            <text:p>0,5</text:p>
          </table:table-cell>
        </table:table-row>
        <table:table-row table:style-name="ro1">
          <table:table-cell table:style-name="ce2" office:value-type="float" office:value="103.8">
            <text:p>104</text:p>
          </table:table-cell>
          <table:table-cell table:style-name="ce3" office:value-type="float" office:value="2.51">
            <text:p>2,51</text:p>
          </table:table-cell>
          <table:table-cell table:style-name="ce2" table:formula="of:=[.B14]*1000/[.A14]" office:value-type="float" office:value="24.1811175337187">
            <text:p>24</text:p>
          </table:table-cell>
          <table:table-cell table:style-name="ce2" table:formula="of:=[.A14]*[.B14]" office:value-type="float" office:value="260.538">
            <text:p>261</text:p>
          </table:table-cell>
          <table:table-cell table:style-name="ce5" table:formula="of:=100*[.B14]/[.$F$2]" office:value-type="float" office:value="93.5519940365263">
            <text:p>93,6</text:p>
          </table:table-cell>
          <table:table-cell table:number-columns-repeated="2"/>
          <table:table-cell table:style-name="ce5" table:formula="of:=[.C14]*SQRT(([.$F$4]/[.B14])^2+([.$G$4]/[.A14])^2)" office:value-type="float" office:value="0.0991157030169399">
            <text:p>0,1</text:p>
          </table:table-cell>
          <table:table-cell table:style-name="ce10" table:formula="of:=[.D14]*SQRT(([.$F$4]/[.B14])^2+([.$G$4]/[.A14])^2)" office:value-type="float" office:value="1.06791619521384">
            <text:p>1,1</text:p>
          </table:table-cell>
          <table:table-cell table:style-name="ce10" table:formula="of:=[.E14]*SQRT(([.$F$4]/[.$F$2])^2+([.$F$4]/[.B14])^2)" office:value-type="float" office:value="0.510390805122853">
            <text:p>0,5</text:p>
          </table:table-cell>
        </table:table-row>
        <table:table-row table:style-name="ro1">
          <table:table-cell table:style-name="ce2" office:value-type="float" office:value="107.5">
            <text:p>108</text:p>
          </table:table-cell>
          <table:table-cell table:style-name="ce3" office:value-type="float" office:value="2.5">
            <text:p>2,50</text:p>
          </table:table-cell>
          <table:table-cell table:style-name="ce2" table:formula="of:=[.B15]*1000/[.A15]" office:value-type="float" office:value="23.2558139534884">
            <text:p>23</text:p>
          </table:table-cell>
          <table:table-cell table:style-name="ce2" table:formula="of:=[.A15]*[.B15]" office:value-type="float" office:value="268.75">
            <text:p>269</text:p>
          </table:table-cell>
          <table:table-cell table:style-name="ce5" table:formula="of:=100*[.B15]/[.$F$2]" office:value-type="float" office:value="93.179276928811">
            <text:p>93,2</text:p>
          </table:table-cell>
          <table:table-cell table:number-columns-repeated="2"/>
          <table:table-cell table:style-name="ce5" table:formula="of:=[.C15]*SQRT(([.$F$4]/[.B15])^2+([.$G$4]/[.A15])^2)" office:value-type="float" office:value="0.0955056357150638">
            <text:p>0,1</text:p>
          </table:table-cell>
          <table:table-cell table:style-name="ce10" table:formula="of:=[.D15]*SQRT(([.$F$4]/[.B15])^2+([.$G$4]/[.A15])^2)" office:value-type="float" office:value="1.10368700273221">
            <text:p>1,1</text:p>
          </table:table-cell>
          <table:table-cell table:style-name="ce10" table:formula="of:=[.E15]*SQRT(([.$F$4]/[.$F$2])^2+([.$F$4]/[.B15])^2)" office:value-type="float" office:value="0.509442767155173">
            <text:p>0,5</text:p>
          </table:table-cell>
        </table:table-row>
        <table:table-row table:style-name="ro1">
          <table:table-cell table:style-name="ce2" office:value-type="float" office:value="115.8">
            <text:p>116</text:p>
          </table:table-cell>
          <table:table-cell table:style-name="ce3" office:value-type="float" office:value="2.49">
            <text:p>2,49</text:p>
          </table:table-cell>
          <table:table-cell table:style-name="ce2" table:formula="of:=[.B16]*1000/[.A16]" office:value-type="float" office:value="21.5025906735751">
            <text:p>22</text:p>
          </table:table-cell>
          <table:table-cell table:style-name="ce2" table:formula="of:=[.A16]*[.B16]" office:value-type="float" office:value="288.342">
            <text:p>288</text:p>
          </table:table-cell>
          <table:table-cell table:style-name="ce5" table:formula="of:=100*[.B16]/[.$F$2]" office:value-type="float" office:value="92.8065598210958">
            <text:p>92,8</text:p>
          </table:table-cell>
          <table:table-cell table:number-columns-repeated="2"/>
          <table:table-cell table:style-name="ce5" table:formula="of:=[.C16]*SQRT(([.$F$4]/[.B16])^2+([.$G$4]/[.A16])^2)" office:value-type="float" office:value="0.08832960729121">
            <text:p>0,1</text:p>
          </table:table-cell>
          <table:table-cell table:style-name="ce10" table:formula="of:=[.D16]*SQRT(([.$F$4]/[.B16])^2+([.$G$4]/[.A16])^2)" office:value-type="float" office:value="1.1844682351165">
            <text:p>1,2</text:p>
          </table:table-cell>
          <table:table-cell table:style-name="ce10" table:formula="of:=[.E16]*SQRT(([.$F$4]/[.$F$2])^2+([.$F$4]/[.B16])^2)" office:value-type="float" office:value="0.5084967568274">
            <text:p>0,5</text:p>
          </table:table-cell>
        </table:table-row>
        <table:table-row table:style-name="ro1">
          <table:table-cell table:style-name="ce2" office:value-type="float" office:value="121.6">
            <text:p>122</text:p>
          </table:table-cell>
          <table:table-cell table:style-name="ce3" office:value-type="float" office:value="2.48">
            <text:p>2,48</text:p>
          </table:table-cell>
          <table:table-cell table:style-name="ce2" table:formula="of:=[.B17]*1000/[.A17]" office:value-type="float" office:value="20.3947368421053">
            <text:p>20</text:p>
          </table:table-cell>
          <table:table-cell table:style-name="ce2" table:formula="of:=[.A17]*[.B17]" office:value-type="float" office:value="301.568">
            <text:p>302</text:p>
          </table:table-cell>
          <table:table-cell table:style-name="ce5" table:formula="of:=100*[.B17]/[.$F$2]" office:value-type="float" office:value="92.4338427133806">
            <text:p>92,4</text:p>
          </table:table-cell>
          <table:table-cell table:number-columns-repeated="2"/>
          <table:table-cell table:style-name="ce5" table:formula="of:=[.C17]*SQRT(([.$F$4]/[.B17])^2+([.$G$4]/[.A17])^2)" office:value-type="float" office:value="0.0839297192018872">
            <text:p>0,1</text:p>
          </table:table-cell>
          <table:table-cell table:style-name="ce10" table:formula="of:=[.D17]*SQRT(([.$F$4]/[.B17])^2+([.$G$4]/[.A17])^2)" office:value-type="float" office:value="1.24103182876186">
            <text:p>1,2</text:p>
          </table:table-cell>
          <table:table-cell table:style-name="ce10" table:formula="of:=[.E17]*SQRT(([.$F$4]/[.$F$2])^2+([.$F$4]/[.B17])^2)" office:value-type="float" office:value="0.507552785477284">
            <text:p>0,5</text:p>
          </table:table-cell>
        </table:table-row>
        <table:table-row table:style-name="ro1">
          <table:table-cell table:style-name="ce2" office:value-type="float" office:value="127.4">
            <text:p>127</text:p>
          </table:table-cell>
          <table:table-cell table:style-name="ce3" office:value-type="float" office:value="2.47">
            <text:p>2,47</text:p>
          </table:table-cell>
          <table:table-cell table:style-name="ce2" table:formula="of:=[.B18]*1000/[.A18]" office:value-type="float" office:value="19.3877551020408">
            <text:p>19</text:p>
          </table:table-cell>
          <table:table-cell table:style-name="ce2" table:formula="of:=[.A18]*[.B18]" office:value-type="float" office:value="314.678">
            <text:p>315</text:p>
          </table:table-cell>
          <table:table-cell table:style-name="ce5" table:formula="of:=100*[.B18]/[.$F$2]" office:value-type="float" office:value="92.0611256056653">
            <text:p>92,1</text:p>
          </table:table-cell>
          <table:table-cell table:number-columns-repeated="2"/>
          <table:table-cell table:style-name="ce5" table:formula="of:=[.C18]*SQRT(([.$F$4]/[.B18])^2+([.$G$4]/[.A18])^2)" office:value-type="float" office:value="0.079954543464617">
            <text:p>0,1</text:p>
          </table:table-cell>
          <table:table-cell table:style-name="ce10" table:formula="of:=[.D18]*SQRT(([.$F$4]/[.B18])^2+([.$G$4]/[.A18])^2)" office:value-type="float" office:value="1.29772300588377">
            <text:p>1,3</text:p>
          </table:table-cell>
          <table:table-cell table:style-name="ce10" table:formula="of:=[.E18]*SQRT(([.$F$4]/[.$F$2])^2+([.$F$4]/[.B18])^2)" office:value-type="float" office:value="0.506610864502544">
            <text:p>0,5</text:p>
          </table:table-cell>
        </table:table-row>
        <table:table-row table:style-name="ro1">
          <table:table-cell table:style-name="ce2" office:value-type="float" office:value="133.2">
            <text:p>133</text:p>
          </table:table-cell>
          <table:table-cell table:style-name="ce3" office:value-type="float" office:value="2.46">
            <text:p>2,46</text:p>
          </table:table-cell>
          <table:table-cell table:style-name="ce2" table:formula="of:=[.B19]*1000/[.A19]" office:value-type="float" office:value="18.4684684684685">
            <text:p>18</text:p>
          </table:table-cell>
          <table:table-cell table:style-name="ce2" table:formula="of:=[.A19]*[.B19]" office:value-type="float" office:value="327.672">
            <text:p>328</text:p>
          </table:table-cell>
          <table:table-cell table:style-name="ce5" table:formula="of:=100*[.B19]/[.$F$2]" office:value-type="float" office:value="91.6884084979501">
            <text:p>91,7</text:p>
          </table:table-cell>
          <table:table-cell table:number-columns-repeated="2"/>
          <table:table-cell table:style-name="ce5" table:formula="of:=[.C19]*SQRT(([.$F$4]/[.B19])^2+([.$G$4]/[.A19])^2)" office:value-type="float" office:value="0.0763446863115139">
            <text:p>0,1</text:p>
          </table:table-cell>
          <table:table-cell table:style-name="ce10" table:formula="of:=[.D19]*SQRT(([.$F$4]/[.B19])^2+([.$G$4]/[.A19])^2)" office:value-type="float" office:value="1.35452574726359">
            <text:p>1,4</text:p>
          </table:table-cell>
          <table:table-cell table:style-name="ce10" table:formula="of:=[.E19]*SQRT(([.$F$4]/[.$F$2])^2+([.$F$4]/[.B19])^2)" office:value-type="float" office:value="0.505671005360975">
            <text:p>0,5</text:p>
          </table:table-cell>
        </table:table-row>
        <table:table-row table:style-name="ro1">
          <table:table-cell>
            <draw:frame table:end-cell-address="Лист1.H43" table:end-x="0.473cm" table:end-y="0.452cm" draw:z-index="0" draw:style-name="gr1" draw:text-style-name="P1" svg:width="18.466cm" svg:height="10.813cm" svg:x="0.001cm" svg:y="0.027cm">
              <draw:object draw:notify-on-update-of-ranges="Лист1.A2:Лист1.A19 Лист1.B2:Лист1.B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3">
          <table:table-cell table:number-columns-repeated="10"/>
        </table:table-row>
        <table:table-row table:style-name="ro1">
          <table:table-cell>
            <draw:frame table:end-cell-address="Лист1.G63" table:end-x="2.612cm" table:end-y="0.439cm" draw:z-index="1" draw:style-name="gr1" draw:text-style-name="P1" svg:width="17.953cm" svg:height="8.999cm" svg:x="0cm" svg:y="0.021cm">
              <draw:object draw:notify-on-update-of-ranges="Лист1.A2:Лист1.A19 Лист1.D2:Лист1.D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>
            <draw:frame table:end-cell-address="Лист1.G83" table:end-x="2.584cm" table:end-y="0.385cm" draw:z-index="2" draw:style-name="gr1" draw:text-style-name="P1" svg:width="17.925cm" svg:height="8.999cm" svg:x="0cm" svg:y="0.419cm">
              <draw:object draw:notify-on-update-of-ranges="Лист1.C2:Лист1.C19 Лист1.D2:Лист1.D1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>
            <draw:frame table:end-cell-address="Лист1.G103" table:end-x="2.584cm" table:end-y="0.386cm" draw:z-index="3" draw:style-name="gr1" draw:text-style-name="P1" svg:width="17.925cm" svg:height="8.999cm" svg:x="0cm" svg:y="0.419cm">
              <draw:object draw:notify-on-update-of-ranges="Лист1.C2:Лист1.C19 Лист1.E2:Лист1.E1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2" number:min-integer-digits="2"/>
    </number:number-style>
    <number:number-style style:name="N110">
      <number:number number:decimal-places="2" number:min-integer-digits="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01:51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8:36:17.75</meta:creation-date>
    <dc:date>2014-12-03T01:51:45.21</dc:date>
    <meta:editing-duration>PT3H49M10S</meta:editing-duration>
    <meta:editing-cycles>12</meta:editing-cycles>
    <meta:generator>OpenOffice.org/3.4.1$Win32 OpenOffice.org_project/341m1$Build-9593</meta:generator>
    <meta:document-statistic meta:table-count="1" meta:cell-count="1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67cm" svg:height="10.814cm" xlink:href=".." xlink:type="simple" chart:class="chart:scatter" chart:style-name="ch1">
        <chart:title svg:x="4.281cm" svg:y="0.352cm" chart:style-name="ch2">
          <text:p>Вольтамперная характеристика источника ЭДС</text:p>
        </chart:title>
        <chart:plot-area chart:style-name="ch3" table:cell-range-address="Лист1.A2:Лист1.B19" svg:x="1.544cm" svg:y="1.779cm" svg:width="16.185cm" svg:height="7.811cm">
          <chartooo:coordinate-region svg:x="2.456cm" svg:y="1.992cm" svg:width="14.993cm" svg:height="6.925cm"/>
          <chart:axis chart:dimension="x" chart:name="primary-x" chart:style-name="ch4">
            <chart:title svg:x="16.531cm" svg:y="9.836cm" chart:style-name="ch5">
              <text:p>I, мА</text:p>
            </chart:title>
            <chart:grid chart:style-name="ch6" chart:class="major"/>
          </chart:axis>
          <chart:axis chart:dimension="y" chart:name="primary-y" chart:style-name="ch7">
            <chart:title svg:x="0.658cm" svg:y="1.012cm" chart:style-name="ch5">
              <text:p>U, В</text:p>
            </chart:title>
            <chart:grid chart:style-name="ch6" chart:class="major"/>
          </chart:axis>
          <chart:series chart:style-name="ch8" chart:values-cell-range-address="Лист1.B2:Лист1.B19" chart:class="chart:scatter">
            <chart:domain table:cell-range-address="Лист1.A2:Лист1.A19"/>
            <chart:regression-curve chart:style-name="ch9">
              <chart:equation svg:x="3.514cm" svg:y="6.192cm"/>
            </chart:regression-curve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Лист1.A2:Лист1.A19</svg:desc>
                </draw:g>
              </table:table-cell>
              <table:table-cell office:value-type="float" office:value="2.63">
                <text:p>2.63</text:p>
                <draw:g>
                  <svg:desc>Лист1.B2:Лист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3">
                <text:p>43.3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6">
                <text:p>48.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6">
                <text:p>58.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9">
                <text:p>61.9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5">
                <text:p>64.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3">
                <text:p>71.3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.4">
                <text:p>81.4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.6">
                <text:p>86.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9">
                <text:p>90.9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.8">
                <text:p>96.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.8">
                <text:p>103.8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.5">
                <text:p>107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.8">
                <text:p>115.8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.6">
                <text:p>121.6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4">
                <text:p>127.4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2">
                <text:p>133.2</text:p>
              </table:table-cell>
              <table:table-cell office:value-type="float" office:value="2.46">
                <text:p>2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54cm" svg:height="9cm" xlink:href=".." xlink:type="simple" chart:class="chart:scatter" chart:style-name="ch1">
        <chart:plot-area chart:style-name="ch2" table:cell-range-address="Лист1.A2:Лист1.A19 Лист1.D2:Лист1.D19" svg:x="1.878cm" svg:y="0.855cm" svg:width="15.358cm" svg:height="6.957cm">
          <chartooo:coordinate-region svg:x="2.685cm" svg:y="1.068cm" svg:width="14.271cm" svg:height="6.071cm"/>
          <chart:axis chart:dimension="x" chart:name="primary-x" chart:style-name="ch3">
            <chart:title svg:x="16.611cm" svg:y="7.995cm" chart:style-name="ch4">
              <text:p>I, мА</text:p>
            </chart:title>
          </chart:axis>
          <chart:axis chart:dimension="y" chart:name="primary-y" chart:style-name="ch3">
            <chart:title svg:x="0.425cm" svg:y="0.243cm" chart:style-name="ch4">
              <text:p>Р, мВт</text:p>
            </chart:title>
            <chart:grid chart:style-name="ch5" chart:class="major"/>
          </chart:axis>
          <chart:series chart:style-name="ch6" chart:values-cell-range-address="Лист1.D2:Лист1.D19" chart:class="chart:scatter">
            <chart:domain table:cell-range-address="Лист1.A2:Лист1.A19"/>
            <chart:regression-curve chart:style-name="ch7">
              <chart:equation/>
            </chart:regression-curve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Лист1.A2:Лист1.A19</svg:desc>
                </draw:g>
              </table:table-cell>
              <table:table-cell office:value-type="float" office:value="84.16">
                <text:p>84.16</text:p>
                <draw:g>
                  <svg:desc>Лист1.D2:Лист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99.56">
                <text:p>99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3">
                <text:p>43.3</text:p>
              </table:table-cell>
              <table:table-cell office:value-type="float" office:value="113.013">
                <text:p>113.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6">
                <text:p>48.6</text:p>
              </table:table-cell>
              <table:table-cell office:value-type="float" office:value="126.36">
                <text:p>126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6">
                <text:p>58.6</text:p>
              </table:table-cell>
              <table:table-cell office:value-type="float" office:value="151.774">
                <text:p>151.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9">
                <text:p>61.9</text:p>
              </table:table-cell>
              <table:table-cell office:value-type="float" office:value="159.702">
                <text:p>159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5">
                <text:p>64.5</text:p>
              </table:table-cell>
              <table:table-cell office:value-type="float" office:value="165.765">
                <text:p>165.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3">
                <text:p>71.3</text:p>
              </table:table-cell>
              <table:table-cell office:value-type="float" office:value="182.528">
                <text:p>182.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.4">
                <text:p>81.4</text:p>
              </table:table-cell>
              <table:table-cell office:value-type="float" office:value="207.57">
                <text:p>207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.6">
                <text:p>86.6</text:p>
              </table:table-cell>
              <table:table-cell office:value-type="float" office:value="219.964">
                <text:p>219.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9">
                <text:p>90.9</text:p>
              </table:table-cell>
              <table:table-cell office:value-type="float" office:value="229.977">
                <text:p>229.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.8">
                <text:p>96.8</text:p>
              </table:table-cell>
              <table:table-cell office:value-type="float" office:value="243.936">
                <text:p>243.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.8">
                <text:p>103.8</text:p>
              </table:table-cell>
              <table:table-cell office:value-type="float" office:value="260.538">
                <text:p>260.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.5">
                <text:p>107.5</text:p>
              </table:table-cell>
              <table:table-cell office:value-type="float" office:value="268.75">
                <text:p>268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.8">
                <text:p>115.8</text:p>
              </table:table-cell>
              <table:table-cell office:value-type="float" office:value="288.342">
                <text:p>288.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.6">
                <text:p>121.6</text:p>
              </table:table-cell>
              <table:table-cell office:value-type="float" office:value="301.568">
                <text:p>301.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4">
                <text:p>127.4</text:p>
              </table:table-cell>
              <table:table-cell office:value-type="float" office:value="314.678">
                <text:p>314.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2">
                <text:p>133.2</text:p>
              </table:table-cell>
              <table:table-cell office:value-type="float" office:value="327.672">
                <text:p>327.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926cm" svg:height="9cm" xlink:href=".." xlink:type="simple" chart:class="chart:scatter" chart:style-name="ch1">
        <chart:plot-area chart:style-name="ch2" table:cell-range-address="Лист1.C2:Лист1.D19" svg:x="1.877cm" svg:y="0.855cm" svg:width="15.333cm" svg:height="6.957cm">
          <chartooo:coordinate-region svg:x="2.684cm" svg:y="1.068cm" svg:width="14.339cm" svg:height="6.071cm"/>
          <chart:axis chart:dimension="x" chart:name="primary-x" chart:style-name="ch3">
            <chart:title svg:x="16.591cm" svg:y="8.18cm" chart:style-name="ch4">
              <text:p>R, Ом</text:p>
            </chart:title>
          </chart:axis>
          <chart:axis chart:dimension="y" chart:name="primary-y" chart:style-name="ch3">
            <chart:title svg:x="0.422cm" svg:y="0.27cm" chart:style-name="ch4">
              <text:p>Р, мВт</text:p>
            </chart:title>
            <chart:grid chart:style-name="ch5" chart:class="major"/>
          </chart:axis>
          <chart:series chart:style-name="ch6" chart:values-cell-range-address="Лист1.D2:Лист1.D19" chart:class="chart:scatter">
            <chart:domain table:cell-range-address="Лист1.C2:Лист1.C19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.1875">
                <text:p>82.1875</text:p>
                <draw:g>
                  <svg:desc>Лист1.C2:Лист1.C19</svg:desc>
                </draw:g>
              </table:table-cell>
              <table:table-cell office:value-type="float" office:value="84.16">
                <text:p>84.16</text:p>
                <draw:g>
                  <svg:desc>Лист1.D2:Лист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9473684210526">
                <text:p>68.9473684210526</text:p>
              </table:table-cell>
              <table:table-cell office:value-type="float" office:value="99.56">
                <text:p>99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2771362586605">
                <text:p>60.2771362586605</text:p>
              </table:table-cell>
              <table:table-cell office:value-type="float" office:value="113.013">
                <text:p>113.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4979423868313">
                <text:p>53.4979423868313</text:p>
              </table:table-cell>
              <table:table-cell office:value-type="float" office:value="126.36">
                <text:p>126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19795221843">
                <text:p>44.19795221843</text:p>
              </table:table-cell>
              <table:table-cell office:value-type="float" office:value="151.774">
                <text:p>151.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801292407108">
                <text:p>41.6801292407108</text:p>
              </table:table-cell>
              <table:table-cell office:value-type="float" office:value="159.702">
                <text:p>159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8449612403101">
                <text:p>39.8449612403101</text:p>
              </table:table-cell>
              <table:table-cell office:value-type="float" office:value="165.765">
                <text:p>165.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9046283309958">
                <text:p>35.9046283309958</text:p>
              </table:table-cell>
              <table:table-cell office:value-type="float" office:value="182.528">
                <text:p>182.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3267813267813">
                <text:p>31.3267813267813</text:p>
              </table:table-cell>
              <table:table-cell office:value-type="float" office:value="207.57">
                <text:p>207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302540415704">
                <text:p>29.3302540415704</text:p>
              </table:table-cell>
              <table:table-cell office:value-type="float" office:value="219.964">
                <text:p>219.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8327832783278">
                <text:p>27.8327832783278</text:p>
              </table:table-cell>
              <table:table-cell office:value-type="float" office:value="229.977">
                <text:p>229.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0330578512397">
                <text:p>26.0330578512397</text:p>
              </table:table-cell>
              <table:table-cell office:value-type="float" office:value="243.936">
                <text:p>243.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1811175337187">
                <text:p>24.1811175337187</text:p>
              </table:table-cell>
              <table:table-cell office:value-type="float" office:value="260.538">
                <text:p>260.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2558139534884">
                <text:p>23.2558139534884</text:p>
              </table:table-cell>
              <table:table-cell office:value-type="float" office:value="268.75">
                <text:p>268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5025906735751">
                <text:p>21.5025906735751</text:p>
              </table:table-cell>
              <table:table-cell office:value-type="float" office:value="288.342">
                <text:p>288.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3947368421053">
                <text:p>20.3947368421053</text:p>
              </table:table-cell>
              <table:table-cell office:value-type="float" office:value="301.568">
                <text:p>301.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877551020408">
                <text:p>19.3877551020408</text:p>
              </table:table-cell>
              <table:table-cell office:value-type="float" office:value="314.678">
                <text:p>314.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4684684684685">
                <text:p>18.4684684684685</text:p>
              </table:table-cell>
              <table:table-cell office:value-type="float" office:value="327.672">
                <text:p>327.6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26cm" svg:height="9cm" xlink:href=".." xlink:type="simple" chart:class="chart:scatter" chart:style-name="ch1">
        <chart:plot-area chart:style-name="ch2" table:cell-range-address="Лист1.C2:Лист1.C19 Лист1.E2:Лист1.E19" svg:x="2.088cm" svg:y="0.855cm" svg:width="15.122cm" svg:height="6.957cm">
          <chartooo:coordinate-region svg:x="3.186cm" svg:y="1.067cm" svg:width="13.837cm" svg:height="6.072cm"/>
          <chart:axis chart:dimension="x" chart:name="primary-x" chart:style-name="ch3">
            <chart:title svg:x="16.491cm" svg:y="8.075cm" chart:style-name="ch4">
              <text:p>R, Ом</text:p>
            </chart:title>
          </chart:axis>
          <chart:axis chart:dimension="y" chart:name="primary-y" chart:style-name="ch5">
            <chart:title svg:x="0.447cm" svg:y="0.243cm" chart:style-name="ch4">
              <text:p>КПД , %</text:p>
            </chart:title>
            <chart:grid chart:style-name="ch6" chart:class="major"/>
          </chart:axis>
          <chart:series chart:style-name="ch7" chart:values-cell-range-address="Лист1.E2:Лист1.E19" chart:class="chart:scatter">
            <chart:domain table:cell-range-address="Лист1.C2:Лист1.C1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.1875">
                <text:p>82.1875</text:p>
                <draw:g>
                  <svg:desc>Лист1.C2:Лист1.C19</svg:desc>
                </draw:g>
              </table:table-cell>
              <table:table-cell office:value-type="float" office:value="98.0245993291092">
                <text:p>98.0245993291092</text:p>
                <draw:g>
                  <svg:desc>Лист1.E2:Лист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9473684210526">
                <text:p>68.9473684210526</text:p>
              </table:table-cell>
              <table:table-cell office:value-type="float" office:value="97.651882221394">
                <text:p>97.651882221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2771362586605">
                <text:p>60.2771362586605</text:p>
              </table:table-cell>
              <table:table-cell office:value-type="float" office:value="97.2791651136787">
                <text:p>97.27916511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4979423868313">
                <text:p>53.4979423868313</text:p>
              </table:table-cell>
              <table:table-cell office:value-type="float" office:value="96.9064480059635">
                <text:p>96.9064480059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19795221843">
                <text:p>44.19795221843</text:p>
              </table:table-cell>
              <table:table-cell office:value-type="float" office:value="96.5337308982482">
                <text:p>96.5337308982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801292407108">
                <text:p>41.6801292407108</text:p>
              </table:table-cell>
              <table:table-cell office:value-type="float" office:value="96.161013790533">
                <text:p>96.161013790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8449612403101">
                <text:p>39.8449612403101</text:p>
              </table:table-cell>
              <table:table-cell office:value-type="float" office:value="95.7882966828177">
                <text:p>95.7882966828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9046283309958">
                <text:p>35.9046283309958</text:p>
              </table:table-cell>
              <table:table-cell office:value-type="float" office:value="95.4155795751025">
                <text:p>95.4155795751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3267813267813">
                <text:p>31.3267813267813</text:p>
              </table:table-cell>
              <table:table-cell office:value-type="float" office:value="95.0428624673873">
                <text:p>95.0428624673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302540415704">
                <text:p>29.3302540415704</text:p>
              </table:table-cell>
              <table:table-cell office:value-type="float" office:value="94.670145359672">
                <text:p>94.670145359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8327832783278">
                <text:p>27.8327832783278</text:p>
              </table:table-cell>
              <table:table-cell office:value-type="float" office:value="94.2974282519568">
                <text:p>94.29742825195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0330578512397">
                <text:p>26.0330578512397</text:p>
              </table:table-cell>
              <table:table-cell office:value-type="float" office:value="93.9247111442415">
                <text:p>93.9247111442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1811175337187">
                <text:p>24.1811175337187</text:p>
              </table:table-cell>
              <table:table-cell office:value-type="float" office:value="93.5519940365263">
                <text:p>93.5519940365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2558139534884">
                <text:p>23.2558139534884</text:p>
              </table:table-cell>
              <table:table-cell office:value-type="float" office:value="93.179276928811">
                <text:p>93.179276928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5025906735751">
                <text:p>21.5025906735751</text:p>
              </table:table-cell>
              <table:table-cell office:value-type="float" office:value="92.8065598210958">
                <text:p>92.8065598210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3947368421053">
                <text:p>20.3947368421053</text:p>
              </table:table-cell>
              <table:table-cell office:value-type="float" office:value="92.4338427133806">
                <text:p>92.4338427133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877551020408">
                <text:p>19.3877551020408</text:p>
              </table:table-cell>
              <table:table-cell office:value-type="float" office:value="92.0611256056653">
                <text:p>92.0611256056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4684684684685">
                <text:p>18.4684684684685</text:p>
              </table:table-cell>
              <table:table-cell office:value-type="float" office:value="91.6884084979501">
                <text:p>91.68840849795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